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4618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103175" officeooo:paragraph-rsid="00103175"/>
    </style:style>
    <style:style style:name="P4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0ecec4"/>
    </style:style>
    <style:style style:name="T2" style:family="text">
      <style:text-properties fo:color="#ce181e"/>
    </style:style>
    <style:style style:name="T3" style:family="text">
      <style:text-properties fo:color="#006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node of a linked list</text:p>
      <text:p text:style-name="Standard"/>
      <text:p text:style-name="P4"><text:span text:style-name="T1">We</text:span> want to create <text:span text:style-name="T1">a list</text:span> that stores <text:span text:style-name="T2">arbitrarily long integers</text:span>. We all know that there is a limit to the size of an integer that we can store in an <text:span text:style-name="T3">int</text:span>, given by how many bytes in memory an <text:span text:style-name="T3">int</text:span> uses up in any particular implementation. With a linked list, however, <text:span text:style-name="T1">we</text:span> can imagine <text:span text:style-name="T2">storing as many digits as your entire memory allows</text:span>. So we store one digit at a time, and then a pointer to the next digit of the number. And if we want to have a longer number, we'll store another digit, and link those together with a pointer.</text:p>
      <text:p text:style-name="P3">Example</text:p>
      <text:p text:style-name="P3"/>
      <text:p text:style-name="P3">#include &lt;stdio.h&gt;</text:p>
      <text:p text:style-name="P3">#include &lt;stdlib.h&gt;</text:p>
      <text:p text:style-name="P3"/>
      <text:p text:style-name="P3">struct digit {</text:p>
      <text:p text:style-name="P3"><text:s text:c="4"/>int num;</text:p>
      <text:p text:style-name="P3"><text:s text:c="4"/>struct digit * next;</text:p>
      <text:p text:style-name="P3">};</text:p>
      <text:p text:style-name="P3">struct digit * createDigit(int dig);</text:p>
      <text:p text:style-name="P3">int main(void) {</text:p>
      <text:p text:style-name="P3"><text:s text:c="4"/>//! stack=showMemory(start=65520, showcursor[numberptr])</text:p>
      <text:p text:style-name="P3"><text:s text:c="4"/>struct digit * numberptr;</text:p>
      <text:p text:style-name="P3"><text:s text:c="4"/>int digitToStore = 5;</text:p>
      <text:p text:style-name="P3"><text:s text:c="4"/>numberptr = createDigit(digitToStore);</text:p>
      <text:p text:style-name="P3"><text:s text:c="4"/>printf("We are storing the digit %d and the pointer %p at memory location %p.\n", numberptr-&gt;num, numberptr-&gt;next, numberptr);</text:p>
      <text:p text:style-name="P3"><text:s text:c="4"/>free(numberptr);</text:p>
      <text:p text:style-name="P3"><text:s text:c="4"/>return 0;</text:p>
      <text:p text:style-name="P3">}</text:p>
      <text:p text:style-name="P3"/>
      <text:p text:style-name="P3">struct digit * createDigit(int dig) {</text:p>
      <text:p text:style-name="P3"><text:s text:c="4"/>//! heap=showMemory(start=330, cursors=[ptr])</text:p>
      <text:p text:style-name="P3"><text:s text:c="4"/>struct digit *ptr;</text:p>
      <text:p text:style-name="P3"><text:s text:c="4"/>ptr = (struct digit *) malloc(sizeof(struct digit));</text:p>
      <text:p text:style-name="P3"><text:s text:c="4"/>ptr-&gt;num = dig;</text:p>
      <text:p text:style-name="P3"><text:s text:c="4"/>ptr-&gt;next = NULL;</text:p>
      <text:p text:style-name="P3"><text:s text:c="4"/>return ptr;</text:p>
      <text:p text:style-name="P3">}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21:47:03.948681376</meta:creation-date>
    <dc:date>2019-04-29T23:25:55.263006892</dc:date>
    <meta:editing-duration>PT28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96" meta:character-count="1242" meta:non-whitespace-character-count="1013"/>
  </office:meta>
</office:document-meta>
</file>